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223cm" style:rel-column-width="3528*"/>
    </style:style>
    <style:style style:name="Table1.B" style:family="table-column">
      <style:table-column-properties style:column-width="8.199cm" style:rel-column-width="4648*"/>
    </style:style>
    <style:style style:name="Table1.C" style:family="table-column">
      <style:table-column-properties style:column-width="2.579cm" style:rel-column-width="146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Table_20_Contents">
      <style:text-properties fo:font-size="9pt" style:font-size-asian="9pt" style:font-size-complex="9pt"/>
    </style:style>
    <style:style style:name="T1" style:family="text">
      <style:text-properties fo:font-variant="normal" fo:text-transform="none" fo:color="#0d0d0d" style:font-name="S hne" fo:font-size="12pt" fo:letter-spacing="normal" fo:font-style="normal" fo:font-weight="normal"/>
    </style:style>
    <style:style style:name="T2" style:family="text">
      <style:text-properties fo:font-variant="normal" fo:text-transform="none" fo:color="#0d0d0d" style:font-name="S hne" fo:letter-spacing="normal" fo:font-style="normal" fo:font-weight="normal"/>
    </style:style>
    <style:style style:name="T3" style:family="text">
      <style:text-properties fo:font-variant="normal" fo:text-transform="none" fo:color="#0d0d0d" fo:letter-spacing="normal"/>
    </style:style>
    <style:style style:name="T4" style:family="text">
      <style:text-properties fo:font-variant="normal" fo:text-transform="none" fo:color="#0d0d0d" fo:letter-spacing="normal" fo:font-style="normal" fo:font-weight="normal"/>
    </style:style>
    <style:style style:name="T5" style:family="text">
      <style:text-properties fo:font-variant="normal" fo:text-transform="none" fo:color="#0d0d0d" style:font-name="Times New Roman" fo:letter-spacing="normal"/>
    </style:style>
    <style:style style:name="T6" style:family="text">
      <style:text-properties fo:font-variant="normal" fo:text-transform="none" fo:color="#0d0d0d" style:font-name="Times New Roman" fo:letter-spacing="normal" fo:font-style="normal" fo:font-weight="normal"/>
    </style:style>
    <style:style style:name="T7" style:family="text">
      <style:text-properties fo:font-variant="normal" fo:text-transform="none" fo:color="#0d0d0d" style:font-name="Times New Roman" fo:font-size="12pt" fo:letter-spacing="normal" fo:font-style="normal" fo:font-weight="normal"/>
    </style:style>
    <style:style style:name="T8" style:family="text">
      <style:text-properties fo:font-variant="normal" fo:text-transform="none" fo:color="#0d0d0d" fo:font-size="12pt" fo:letter-spacing="normal" fo:font-style="normal" fo:font-weight="normal"/>
    </style:style>
    <style:style style:name="T9" style:family="text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0x00001141 &lt;+8&gt;: <text:s text:c="2"/>mov <text:s/>EAX,0x20</text:p>
          </table:table-cell>
          <table:table-cell table:style-name="Table1.A1" office:value-type="string">
            <text:p text:style-name="P2">Sposta valore di 20 nel registro EAX</text:p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0x00001148 &lt;+15&gt;: <text:s/>mov <text:s/>EDX,0x38</text:p>
          </table:table-cell>
          <table:table-cell table:style-name="Table1.A2" office:value-type="string">
            <text:p text:style-name="P2">Sposta valore di 38 nel registro EDX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0x00001155 &lt;+28&gt;: <text:s/>add <text:s text:c="3"/>EAX,EDX</text:p>
          </table:table-cell>
          <table:table-cell table:style-name="Table1.A2" office:value-type="string">
            <text:p text:style-name="P2">Somma il valore in EDX con valore in EAX, e lo salva in EAX</text:p>
          </table:table-cell>
          <table:table-cell table:style-name="Table1.C2" office:value-type="string">
            <text:p text:style-name="P2">0x20 +0x38=0x58</text:p>
          </table:table-cell>
        </table:table-row>
        <table:table-row>
          <table:table-cell table:style-name="Table1.A2" office:value-type="string">
            <text:p text:style-name="P2">0x00001157 &lt;+30&gt;: <text:s text:c="2"/>mov <text:s/>EBP,EAX</text:p>
          </table:table-cell>
          <table:table-cell table:style-name="Table1.A2" office:value-type="string">
            <text:p text:style-name="P2">Sposta valore in EAX nel registro EBP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0x0000115a &lt;+33&gt;: <text:s text:c="2"/>cmp <text:s text:c="2"/>EBP,0xa</text:p>
          </table:table-cell>
          <table:table-cell table:style-name="Table1.A2" office:value-type="string">
            <text:p text:style-name="P2"><text:span text:style-name="T6">confronta il valore in </text:span><text:span text:style-name="Source_20_Text"><text:span text:style-name="T9">EBP</text:span></text:span><text:span text:style-name="T5"> </text:span><text:span text:style-name="T6">con il valore immediato </text:span><text:span text:style-name="Source_20_Text"><text:span text:style-name="T9">0xa</text:span></text:span><text:span text:style-name="T5"> </text:span><text:span text:style-name="T6">(10 in decimale)</text:span><text:span text:style-name="T9"> </text:span></text:p>
          </table:table-cell>
          <table:table-cell table:style-name="Table1.C2" office:value-type="string">
            <text:p text:style-name="P2">ZF = 0</text:p>
            <text:p text:style-name="P2">CF = 0</text:p>
          </table:table-cell>
        </table:table-row>
        <table:table-row>
          <table:table-cell table:style-name="Table1.A2" office:value-type="string">
            <text:p text:style-name="P2">0x0000115e &lt;+37&gt;: <text:s/>jge 0x1176&lt;main+61&gt;</text:p>
          </table:table-cell>
          <table:table-cell table:style-name="Table1.A2" office:value-type="string">
            <text:p text:style-name="P2"><text:span text:style-name="T6">Se il risultato della comparazione (</text:span><text:span text:style-name="Source_20_Text"><text:span text:style-name="T9">EBP</text:span></text:span><text:span text:style-name="T5"> </text:span><text:span text:style-name="T6">rispetto a </text:span><text:span text:style-name="Source_20_Text"><text:span text:style-name="T9">0xa</text:span></text:span><text:span text:style-name="T6">) indica che </text:span><text:span text:style-name="Source_20_Text"><text:span text:style-name="T9">EBP</text:span></text:span><text:span text:style-name="T5"> </text:span><text:span text:style-name="T6">è maggiore o uguale a 10, il programma salta all'indirizzo </text:span><text:span text:style-name="Source_20_Text"><text:span text:style-name="T9">0x1176</text:span></text:span><text:span text:style-name="T5"> </text:span><text:span text:style-name="T6">(etichettato come </text:span><text:span text:style-name="Source_20_Text"><text:span text:style-name="T9">&lt;main+61&gt;</text:span></text:span><text:span text:style-name="T6">).</text:span><text:span text:style-name="T9"> </text:span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0x0000116a &lt;+49&gt;: <text:s text:c="2"/>mov <text:s text:c="2"/>eax,0x0</text:p>
          </table:table-cell>
          <table:table-cell table:style-name="Table1.A2" office:value-type="string">
            <text:p text:style-name="P2"><text:span text:style-name="T6">Se il salto condizionale non viene eseguito (cioè, se </text:span><text:span text:style-name="Source_20_Text"><text:span text:style-name="T9">EBP</text:span></text:span><text:span text:style-name="T5"> </text:span><text:span text:style-name="T6">è inferiore a 10), questa istruzione assegna il valore </text:span><text:span text:style-name="Source_20_Text"><text:span text:style-name="T9">0x0</text:span></text:span><text:span text:style-name="T5"> </text:span><text:span text:style-name="T6">al registro </text:span><text:span text:style-name="Source_20_Text"><text:span text:style-name="T9">EAX</text:span></text:span><text:span text:style-name="T6">.</text:span><text:span text:style-name="T9"> </text:span></text:p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0x0000116f &lt;+54&gt;: <text:s text:c="2"/>call <text:s/>0x1030 &lt;printf@plt&gt;</text:p>
          </table:table-cell>
          <table:table-cell table:style-name="Table1.A2" office:value-type="string">
            <text:p text:style-name="P2"><text:span text:style-name="T6">Indipendentemente dall'output del confronto, il programma chiama la funzione </text:span><text:span text:style-name="Source_20_Text"><text:span text:style-name="T9">printf</text:span></text:span><text:span text:style-name="Source_20_Text"><text:span text:style-name="T5">.</text:span></text:span></text:p>
          </table:table-cell>
          <table:table-cell table:style-name="Table1.C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2-14T14:43:11.21</meta:creation-date>
    <meta:document-statistic meta:table-count="1" meta:image-count="0" meta:object-count="0" meta:page-count="1" meta:paragraph-count="19" meta:word-count="148" meta:character-count="930"/>
    <dc:date>2024-02-14T15:58:23.36</dc:date>
    <meta:editing-duration>PT14M41S</meta:editing-duration>
    <meta:editing-cycles>1</meta:editing-cycles>
    <meta:generator>OpenOffice/4.1.13$Win32 OpenOffice.org_project/4113m1$Build-9810</meta:generator>
  </office:meta>
</office:document-meta>
</file>